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1" svg:font-family="'Arial Narrow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Georgia1" svg:font-family="Georgi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 style:list-style-name="L2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4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 style:list-style-name="L2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1" fo:font-size="88pt" fo:letter-spacing="normal" fo:font-style="normal" style:text-underline-style="none" fo:font-weight="normal" style:font-name-asian="Arial Narrow1" style:font-size-asian="88pt" style:font-style-asian="normal" style:font-weight-asian="normal" style:font-name-complex="Arial Narrow1" style:font-size-complex="88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3" style:family="paragraph">
      <loext:graphic-properties draw:fill="none"/>
      <style:paragraph-properties fo:margin-left="0.953cm" fo:margin-right="0cm" fo:margin-top="0.106cm" fo:margin-bottom="0cm" fo:line-height="10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00618f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Titel 1" presentation:style-name="pr1" draw:text-style-name="P1" draw:layer="layout" svg:width="55.385cm" svg:height="13.601cm" svg:x="10.485cm" svg:y="10.849cm" presentation:class="title" presentation:placeholder="true" presentation:user-transformed="true">
          <draw:text-box/>
        </draw:frame>
        <draw:frame draw:name="Untertitel 2" presentation:style-name="pr2" draw:text-style-name="P2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3" draw:layer="layout" svg:width="55.384cm" svg:height="4.798cm" svg:x="10.485cm" svg:y="6.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Fußzeilenplatzhalter 1" presentation:style-name="pr5" draw:text-style-name="P5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6" draw:layer="layout" svg:width="56.544cm" svg:height="27.357cm" svg:x="5.263cm" svg:y="8.251cm" presentation:class="outline" presentation:placeholder="true" presentation:user-transformed="true">
          <draw:text-box/>
        </draw:frame>
        <draw:frame draw:name="Titel 7" presentation:style-name="pr7" draw:text-style-name="P7" draw:layer="layout" svg:width="52.426cm" svg:height="3.999cm" svg:x="5.263cm" svg:y="0.547cm" presentation:class="title" presentation:placeholder="true" presentation:user-transformed="true">
          <draw:text-box/>
        </draw:frame>
        <draw:frame draw:name="Foliennummernplatzhalter 4" presentation:style-name="pr8" draw:text-style-name="P9" draw:layer="layout" svg:width="5.099cm" svg:height="0.599cm" svg:x="61.6cm" svg:y="37cm" presentation:class="page-number" presentation:user-transformed="true">
          <draw:text-box>
            <text:p text:style-name="P8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1" svg:font-family="'Arial Narrow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Georgia1" svg:font-family="Georgia" style:font-family-generic="modern" style:font-pitch="fixed"/>
  </office:font-face-decls>
  <office:styles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8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4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44pt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618f" style:text-line-through-style="none" style:text-line-through-type="none" style:text-position="0% 100%" style:font-name="Arial Narrow1" fo:font-size="88pt" fo:letter-spacing="normal" fo:font-style="normal" style:text-underline-style="none" fo:font-weight="normal" style:font-name-asian="Arial Narrow1" style:font-size-asian="88pt" style:font-style-asian="normal" style:font-weight-asian="normal" style:font-name-complex="Arial Narrow1" style:font-size-complex="88pt" style:font-style-complex="normal" style:font-weight-complex="normal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MT5" style:family="text">
      <style:text-properties fo:font-variant="normal" fo:text-transform="none" fo:color="#00618f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18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504cm" text:min-label-width="1.31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504cm" text:min-label-width="1.31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4cm" text:min-label-width="1.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504cm" text:min-label-width="1.31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4cm" text:min-label-width="1.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985cm" text:min-label-width="1.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504cm" text:min-label-width="1.31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4cm" text:min-label-width="1.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985cm" text:min-label-width="1.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748cm" text:min-label-width="1.322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►">
        <style:list-level-properties text:space-before="0.001cm" text:min-label-width="1.587cm"/>
        <style:text-properties style:font-name="Arial Narrow" fo:color="#00618f" fo:font-size="70%"/>
      </text:list-level-style-bullet>
      <text:list-level-style-bullet text:level="2" text:bullet-char="•">
        <style:list-level-properties text:space-before="0.504cm" text:min-label-width="1.31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4cm" text:min-label-width="1.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985cm" text:min-label-width="1.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748cm" text:min-label-width="1.322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6" draw:layer="backgroundobjects" svg:width="2.018cm" svg:height="0.763cm" svg:x="0.909cm" svg:y="37.05cm">
        <text:p><text:span text:style-name="MT5"><text:date style:data-style-name="D1" text:date-value="2020-07-10">10.07.20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7"><text:span text:style-name="MT1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p text:style-name="MP9"><text:span text:style-name="MT2">Name Nachname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6" draw:layer="backgroundobjects" svg:width="2.018cm" svg:height="0.763cm" svg:x="0.909cm" svg:y="37.05cm">
        <text:p><text:span text:style-name="MT5"><text:date style:data-style-name="D1" text:date-value="2020-07-10">10.07.20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p text:style-name="MP12"><text:span text:style-name="MT3">Textmasterformat bearbeiten</text:span></text:p>
          <text:list text:style-name="ML6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/></text:p>
        </draw:text-box>
      </draw:frame>
      <draw:frame draw:name="Titel 1" presentation:style-name="Mpr7" draw:text-style-name="MP6" draw:layer="backgroundobjects" svg:width="52.426cm" svg:height="3.999cm" svg:x="5.263cm" svg:y="0.547cm" presentation:class="title" presentation:user-transformed="true">
        <draw:text-box>
          <text:p text:style-name="MP13"><text:span text:style-name="MT4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5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dc:creator>Arkadij Schewtschenko</dc:creator>
    <meta:editing-cycles>54</meta:editing-cycles>
    <dc:date>2016-08-12T13:48:12</dc:date>
    <meta:editing-duration>P0D</meta:editing-duration>
    <meta:generator>LibreOffice/6.0.7.3$Linux_X86_64 LibreOffice_project/00m0$Build-3</meta:generator>
    <meta:document-statistic meta:object-count="4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